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another question occupied her mind: had she finally lost it and started hallucinating you, or… <text:span text:style-name="T1">No, this is probably reality.</text:span> So, she got back to wondering.</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you looked her dead in the eye, “let’s make a group, you and me.”</text:p>
      <text:p text:style-name="Normal">“…Huh?!”</text:p>
      <text:p text:style-name="Normal"><text:span text:style-name="T1">Huh?! W-wait! No! I can’t! I’m not ready!! W-we’ve never even shook hands yet…!! <text:s text:c="1"/></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text:span text:style-name="T1">“Ouch…” It hurts…!</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 want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she’d been an empty shell since long before you stole her heart. <text:span text:style-name="T1">Still, I’ve been wondering, 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ly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procured herself some. She got around doing just that, and thankfully there was some pudding left in the kitchen. </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m late for school,”</text:p>
      <text:p text:style-name="Normal">And leisurely got ready to go.</text:p>
      <text:p text:style-name="Normal">Before she opened the front door to leave, she took a deep breath. Whatever reality was going to throw at her today, she wanted to be ready for it. <text:span text:style-name="T1">I’ll take extra good care of you, </text:span>she repeated to herself, <text:span text:style-name="T1">no matter what.</text:span></text:p>
      <text:p text:style-name="Normal">And so, it was only natural that she was caught completely off-guard when she saw <text:span text:style-name="T1">you</text:span> waiting at the bus stop. <text:span text:style-name="T1">Ah- um, ah… Hm?? </text:span>She hadn’t mentally prepared for this. <text:span text:style-name="T1">W-why are you…?</text:span></text:p>
      <text:p text:style-name="Normal">In times immemorial, she’d subconsciously understood that delusions were best when there was a chance, however slight, they might come true; that was why she liked imagining herself commuting with you.</text:p>
      <text:p text:style-name="Normal">Where you lived was a mystery, but she knew you lived close enough that the first few weeks of school, the two of you went home together most of the way. <text:span text:style-name="T1">Right… </text:span>That was how you first met. Those were the days she didn’t think anything of your company. <text:span text:style-name="T1">Not quite actually, I thought you were annoying back then. </text:span>She’d never met anyone as talkative as you were, and she remembered how badly her head used to spin by the time she got off the bus, all because you kept chitchatting like your life depended on it. <text:span text:style-name="T1">I had to spend entire afternoons in bed just to recover. Ugh, just remembering it gives me headaches… But, you know, </text:span>even then, deep down, she’d been glad she’d found someone to talk to. <text:span text:style-name="T1">Don’t get me wrong though, you were still annoying.</text:span></text:p>
      <text:p text:style-name="Normal">As those memories resurfaced, as she reminisced on those times, she smiled. All of a sudden, walking up to you didn’t sound so daunting anymore. <text:span text:style-name="T1">Still, you should be in class at this hour. How irresponsible.</text:span></text:p>
      <text:p text:style-name="Normal">By the looks of it you’ve had the bus stop all to yourself: you had your backpack by your side, an open book in your hands, and a dreamy look in your eyes. Whatever you were reading, whichever world you were in, you were lost in it. This gave rise to mixed emotions in her. On one hand, that you didn’t notice her approaching made her pout, on the other, it made her curious about your book. She sat down next to you, you turned to the next page. She leaned in closer to read and found out you were imagining yourself a mage. <text:span text:style-name="T1">I see, it’s a fantasy story, </text:span>with a touch of coming-of-age.</text:p>
      <text:p text:style-name="Normal">“Looks like an interesting book, what’s the title?”</text:p>
      <text:p text:style-name="Normal">To you, it must have seemed like she appeared out of nowhere, so as you turned to her startled,</text:p>
      <text:p text:style-name="Normal">“Hehe, my teleportation skills aren’t half bad, are they?” she continued, showing off her finest smug face.</text:p>
      <text:p text:style-name="Normal">You stared in silence for a solid few seconds, at the end of which you sighed, in relief.</text:p>
      <text:p text:style-name="Normal">“Didn’t know you could teleport. Take me away with you sometime.” There was a familiar note in your tone. When you looked up to the sky, she understood what it was. <text:span text:style-name="T1">Melancholy. </text:span>Her expression softened, as did her voice.</text:p>
      <text:p text:style-name="Normal">“So you feel sad too sometimes…” Something about that made her heart smile, “sure, I’ll take you anywhere. Any place you wanna run away to?”</text:p>
      <text:p text:style-name="Normal">“Huh? Now? I mean-*ahem* How rude, of course I can feel sad too,” you feigned being upset, “by the way, can you teleport into another country?”</text:p>
      <text:p text:style-name="Normal">“Sure can. But it’ll cost extra and I’ll need to see your passport first.”</text:p>
      <text:p text:style-name="Normal">“I don’t have a passport”</text:p>
      <text:p text:style-name="Normal">“Then it’s a no-go.”</text:p>
      <text:p text:style-name="Normal">“Oh, too bad… Although, I couldn’t have gone even if I had one.”</text:p>
      <text:p text:style-name="Normal">She took a guess as to why: “You mean you don’t have a visa?”</text:p>
      <text:p text:style-name="Normal">“No- I mean, yes, but no, that’s not the point.” You took a moment to organise your thoughts. “The way things are right now, my parents would probably kill me if I skipped school.” She’d never seen you as annoyed as when you pronounced the word “parents” just now.</text:p>
      <text:p text:style-name="Normal">She took a more serious, more educated guess this time: “Are you angry with them?”</text:p>
      <text:p text:style-name="Normal">You nodded, “I got into a fight with them yesterday because I came home fifteen minutes late for piano practice. I don’t even want to learn to play it, but they’re just so stuck up like that…”</text:p>
      <text:p text:style-name="Normal">“I see…” She’d never been in a situation like this, so she wasn’t sure what to say, “your parents sound strict.”</text:p>
      <text:p text:style-name="Normal">“They are. They’ll probably chew me up if they learn that I skipped the first period. Thankfully the school is pretty lax on those kinds of things.”</text:p>
      <text:p text:style-name="Normal">“You skipped first period?” That information didn’t match her image of you.</text:p>
      <text:p text:style-name="Normal">“Yeah. I left home on time, but I didn’t feel like… Doing what they want me to do.”</text:p>
      <text:p text:style-name="Normal">“Sounds like a difficult situation…” She really didn’t know what to say, and for a time, there was silence.</text:p>
      <text:p text:style-name="Normal">“You know,” not knowing what to say, she decided to just speak her mind, “it might sound strange, but, I’m a bit jealous of you.” It was her turn to look to the sky now. “I’ve never gotten into a fight with my parents so, I don’t know how you feel, but… It sounds to me like your parents care a lot about you… Enough to get angry over so little anyway. I’m not saying they’re right, it’s just… My parents are never home, and when they are I’m usually already sleeping, or they’re too tired to talk with me, or in any case there’s always something… So… I’m a bit jealous…”</text:p>
      <text:p text:style-name="Normal">“…”</text:p>
      <text:p text:style-name="Normal">Had she said too much? <text:span text:style-name="T1">You idiot!! </text:span>She facepalmed internally. Just as she was about to apologise,</text:p>
      <text:p text:style-name="Normal">“… My gut feeling tells me to tell you that you made a good point,” you said.</text:p>
      <text:p text:style-name="Normal">“Hm?”</text:p>
      <text:p text:style-name="Normal">“I don’t know how to explain it, but I feel like you’ve made a good point. I… Never mind. Thank you, I guess?”</text:p>
      <text:p text:style-name="Normal">She sighed a massive sigh of relief, “yeah, no worries.”</text:p>
      <text:p text:style-name="Normal">“By the way,” you asked, “is the teleportation offer still on?”</text:p>
      <text:p text:style-name="Normal">“It is, got somewhere you wanna go?”</text:p>
      <text:p text:style-name="Normal">“Not really, I just want to be somewhere peaceful and free. But I feel like my parents would kill me if I don’t go to school.”</text:p>
      <text:p text:style-name="Normal">“In that case… I know a way to go to school without going to school.”</text:p>
      <text:p text:style-name="Normal">“Huh?”</text:p>
      <text:p text:style-name="Normal">“I’ve run out of mana though, so we’ll have to take the bus.”</text:p>
      <text:p text:style-name="Normal">“Wow, that’s lame.” This was perhaps the first time you’d ever said anything even vaguely negative about her, and yet somehow it made her happy. <text:span text:style-name="T1">Am I a masochist?</text:span></text:p>
      <text:p text:style-name="Normal">“Hey, not all wizards have infinite mana, you know?”</text:p>
      <text:p text:style-name="Normal">But you chose to ignore her remark: “Thinking about it, you must be a terrible wizard if you can teleport but always end up late at school.”</text:p>
      <text:p text:style-name="Normal">“Gah…!” That one stung.</text:p>
      <text:p text:style-name="Normal">“You’re really nothing like the main character of this book.”</text:p>
      <text:p text:style-name="Normal"><text:span text:style-name="T1">Oh, that’s the book you were reading. </text:span>It also occurred to her that</text:p>
      <text:p text:style-name="Normal">“You still haven’t told me the title of that book, have you?”</text:p>
      <text:p text:style-name="Normal">More than anything though, she’d never realised that speaking with someone could be this enjoyable. It was a strange sensation, but she didn’t feel the time pass as she talked with you while waiting for the bus. Not that it mattered. Or, perhaps it did, but in that case, <text:span text:style-name="T1">I don’t really care. </text:span>Right now, she was herself, she was with you, and the two of you were having fun. Did anything else really matter? She didn’t know, nor did she care. She just wanted to savour this moment, and she did just that.</text:p>
      <text:p text:style-name="P1"/>
      <text:p text:style-name="P1">•• • ••</text:p>
      <text:p text:style-name="P1"/>
      <text:p text:style-name="Normal">When was the last time she’d played make-believe? Had anyone asked her now, she would have answered something along the lines of “dunno, a long time ago?” Much to her amusement though, were she asked the same question thirty minutes from now, she would have answered “about thirty minutes ago.”</text:p>
      <text:p text:style-name="Normal">The school counted two main buildings. Incidentally, a few floors in the older building went unused for most of the day. In her opinion, that was a real waste of precious space. Thus, pushed by a sense of duty and responsibility, she’d taken it upon herself to breathe life into the empty rooms: she repurposed them into a haven for the weary. More specifically, for one chronically weary girl (<text:span text:style-name="T1">totally not myself by the way)</text:span>.</text:p>
      <text:p text:style-name="Normal">But like all great heroes, she performed her deeds in utmost secrecy, without the help <text:span text:style-name="T6">nor permission</text:span> of the authorities. As a result, she’d become an expert of sneaking around school; today, however, there was a new variable she had to account for: you.</text:p>
      <text:p text:style-name="Normal">“When you said ‘going to school without going to school,’ you meant...?”</text:p>
      <text:p text:style-name="Normal">“I know a place,” was all her explanation, “it’s just, getting there will require a little effort.”</text:p>
      <text:p text:style-name="Normal">And so it was that the two of you inadvertently found yourselves pretend-playing to be spies, two bees searching for a refuge within a hornet’s nest. It wasn’t planned or agreed upon or anything, it just... happened. You had to go through the main building, which was full of twists and turns, so caution was only natural; there was no telling when a stray teacher or a rogue honour student could pop out of the shadows. Plus, she knew from experience that late mornings were the time the staff was most liable to be wandering around, in search of a working coffee machine or on their way to the restroom; of course you’d both be alert.</text:p>
      <text:p text:style-name="Normal">But, it wasn’t an unpleasant feeling.</text:p>
      <text:p text:style-name="Normal">Before either of you noticed, you’d developed an MO to handle the frequent blind corners: being highly experienced, she would lead the way and peek around them, while you stayed behind, keeping an eye on the rear. When she signalled the “all clear,” you would both hurry down the corridor like phantoms.</text:p>
      <text:p text:style-name="Normal">It wasn’t an unpleasant feeling at all, and she in particular was having quite some fun: her mind was awake, her vision was clear, her hearing was sharp and her instincts even sharper. At some point, you two were walking down a long hallway when out of nowhere she pulled you into an empty classroom and half-closed the door behind her. Not thirty seconds later, the janitor whistled by. On another close call, you were going up the stairs when she suddenly motioned you to stop; only then did you hear the footsteps of someone coming down from right above, making you both hastily glide down a couple flights of stairs.</text:p>
      <text:p text:style-name="Normal">Things weren’t always smooth-sailing, however. Once, she was about to scout a corner when you whispered:</text:p>
      <text:p text:style-name="Normal">“Hide!”</text:p>
      <text:p text:style-name="Normal">She didn’t need to be told twice, but she could only hide behind the corner. Still, it was much better than nothing, which is what you had.</text:p>
      <text:p text:style-name="Normal">“Good morning sir,” she heard you say.</text:p>
      <text:p text:style-name="Normal">“Hello there, what are you doing here?” A voice replied from some distance away. <text:span text:style-name="T1">That’s... The principal’s voice...!</text:span></text:p>
      <text:p text:style-name="Normal">“I’m not feeling great so, I’m looking for the nurse’s office,” you weren’t half-bad at lying, she could feel feebleness in your tone.</text:p>
      <text:p text:style-name="Normal">“Is that so now... Tell me, unless my sight is failing me, I seem to have seen someone go into that corridor just now.”</text:p>
      <text:p text:style-name="Normal">“Hm? Really?”</text:p>
      <text:p text:style-name="Normal">Then, she heard your footsteps, coming over to check for that someone. When they stopped, when your gaze met hers, you could both see a sparkle in the other’s eyes. She couldn’t suppress a grin while you had to hide yours behind words:</text:p>
      <text:p text:style-name="Normal">“Sorry sir, I’m afraid if there was anyone here, they must be really elusive.”</text:p>
      <text:p text:style-name="Normal">“... Sigh, whatever. The nurse’s office is on the floor above. Go up the stairs and you won’t miss it.”</text:p>
      <text:p text:style-name="Normal">“Thank you sir.”</text:p>
      <text:p text:style-name="Normal">She was tempted to say “thank you” too but miraculously stopped herself from doing so. There were no other incidents after this, and you both giggled your way to the promised land. It was on one of the floors reserved for afterschool club activities, and as she approached a door you asked:</text:p>
      <text:p text:style-name="Normal">“Aren’t all these rooms locked?”</text:p>
      <text:p text:style-name="Normal">“They are,” and, putting her hand on the handle, “unless I decide they aren’t. Open sesame,” she turned it and the door opened. “Welcome to my sanctuary.”</text:p>
      <text:p text:style-name="Normal">Her sanctuary was the literature club’s room. It was rather empty, with multiple desks joined together to make a single long table in the middle and a few chairs around it. There was a large bookshelf in the back, and it was full to the brim with books neatly organised by size, colour and genre. There was also a lone desk and chair by a window, and you probably didn’t need to wonder whose it was. Its owner nonchalantly laid her backpack there, opened the window and stretched with a yawn before relaxing in her seat. A cool wind blew in, and the curtains fluttered in its wake.</text:p>
      <text:p text:style-name="Normal">“Every magician’s gotta have a hideout, and this is mine. So, still think I’m a terrible wizard?”</text:p>
      <text:p text:style-name="Normal">“You know, I thought it was actually pretty cool how you opened the door,”</text:p>
      <text:p text:style-name="Normal"><text:span text:style-name="T1">Really!? </text:span>♡⸜(˶˃ ᵕ ˂˶)⸝♡</text:p>
      <text:p text:style-name="Normal">“maybe you’re a better wizard than I gave you credit for.”</text:p>
      <text:p text:style-name="Normal">Needless to say, “hehehe~,” she was delighted, and it was written all over her smug face.</text:p>
      <text:p text:style-name="Normal">“I’m curious though, how did you learn of this place?”</text:p>
      <text:p text:style-name="Normal">“Hm? Because I’m part of the literature club of course.”</text:p>
      <text:p text:style-name="Normal">“Huh?” You drew back in shock.</text:p>
      <text:p text:style-name="Normal">“Huh?” <text:span text:style-name="T1">Why are you shocked?</text:span></text:p>
      <text:p text:style-name="Normal">“Ah, sorry, it’s just... that you of all people would ever join a club...”</text:p>
      <text:p text:style-name="Normal">Her heart went <text:span text:style-name="T1">Hmph! </text:span>(¬`‸´¬) but she knew where you where coming from, so she simply resigned herself to explaining.</text:p>
      <text:p text:style-name="Normal">“Sigh... Well, yeah, it doesn’t fit my image at all, does it?” You nodded enthusiastically —<text:span text:style-name="T1">why the enthusiasm?!</text:span>— and she continued, “Truth is, I didn’t really want to join either. It’s just, since my parents are never home, they wanted me to join a club so that... I guess, at least I have something to do, and it decreases the chances of me accidentally setting the house on fire while they’re gone?”</text:p>
      <text:p text:style-name="Normal">“... Have you ever set the house on fire?”</text:p>
      <text:p text:style-name="Normal">“N...o...? Not that I remember. Oh, but I did set a frying pan on fire once when I tried cooking something. Fortunately mom was home back then.”</text:p>
      <text:p text:style-name="Normal">“Somehow I can picture that,” you chuckled.</text:p>
      <text:p text:style-name="Normal">She wasn’t particularly proud of that episode so “anyway,” opted to change topics, “I didn’t actually have to pick the literature club, whichever I went with was fine. Besides, I was curious what it was like being in a club. Only, I didn’t exactly want the pressure of being in a volley team or anything, and in my mind the literature club was the one that required the least effort, so here I am.”</text:p>
      <text:p text:style-name="Normal">“That’s... I’m curious too. I want to know what it’s like, being in a club,” you were looking up at the ceiling as you spoke. “But I have to say, between what you just said and our little adventure earlier, you’re a lot more daring than I first thought. And... this is a wild guess, but you’re probably more courageous than you think.” You paused for a second. “At least, in my eyes, you are courageous.”</text:p>
      <text:p text:style-name="Normal">“... Eh?” Old selves die hard, and your abrupt compliment made her brain lag. <text:span text:style-name="T1">Ah- huh? Eh? W-why did you say that all of a sudden? What do I say? What do I do? </text:span>Not finding an answer to any of these questions, she could only twiddle her own thumbs in embarrassment.</text:p>
      <text:p text:style-name="Normal">At the same time though, she was smiling. The more she thought about your words, the more they resonated with her.</text:p>
      <text:p text:style-name="Normal">“Thanks a lot.” In all likelihood, she’d given them a lot more significance than you had, and that was okay. Little did she know, however, you weren’t quite done with your verbal assault:</text:p>
      <text:p text:style-name="Normal">“I don’t know if anyone ever told you, but you’re really cute when you get flustered like that.”</text:p>
      <text:p text:style-name="Normal">“...”</text:p>
      <text:p text:style-name="Normal"><text:span text:style-name="T1">...</text:span></text:p>
      <text:p text:style-name="Normal"><text:span text:style-name="T1">...</text:span></text:p>
      <text:p text:style-name="Normal">Her brain ceased functioning altogether.</text:p>
      <text:p text:style-name="Normal"><text:span text:style-name="T1">...</text:span></text:p>
      <text:p text:style-name="Normal"><text:span text:style-name="T1">...</text:span></text:p>
      <text:p text:style-name="Normal"><text:span text:style-name="T1">... Ah... I see... I’m imagining things again... And yet, you look so real... Sigh... Let’s enjoy it while it lasts...</text:span></text:p>
      <text:p text:style-name="Normal">“Sorry, what were you saying?”</text:p>
      <text:p text:style-name="Normal">Later on, she would come to believe that you’d probably figured out just how weak she was to compliments, and found the situation very amusing, otherwise you wouldn’t have had such a cheeky grin as you answered</text:p>
      <text:p text:style-name="Normal">“Oh, nothing, I was just saying that you’re really cute.”</text:p>
      <text:p text:style-name="Normal">Whether it was divine intervention, the spirits of her ancestors or very the hands of Destiny itself slapping her in the face, half-way through your sentence she snapped out of it.</text:p>
      <text:p text:style-name="Normal">“Æh?”</text:p>
      <text:p text:style-name="Normal">As the universe conspired to make her hear your words, her cheeks flushed bright red, her vision became blurry, her head filled with fog that was probably coming out of her ears as steam, and she did her best to hide behind her backpack. Had she been a dog, her tail would be wagging furiously right now. She was happy as a puppy, but for some reason she was also upset at you. Maybe she’d sensed you’d done it on purpose?</text:p>
      <text:p text:style-name="Normal">In any case, she stayed like that for a while, occasionally shaking her backpack or making small “Hmm!!!” noises. When at last she did sulkily come out of her shell, she found you, looking satisfied with yourself, reading that book again. And as you noticed her,</text:p>
      <text:p text:style-name="Normal">“Hey~!” you smiled.</text:p>
      <text:p text:style-name="Normal"><text:span text:style-name="T1">Unforgivable! </text:span>She herself wasn’t sure what was unforgivable, but at any rate you couldn’t be forgiven.</text:p>
      <text:p text:style-name="Normal">Anyway, about five minutes later she forgave you and tried making small talk, asking about the story in your book. Just like that, things went back to normal between you and, until far-away bells rang lunch break, together, the two you flew through time, caring and talking about nothing in particular.</text:p>
      <text:p text:style-name="Normal"/>
      <text:p text:style-name="P1">••• •••</text:p>
      <text:p text:style-name="P1"/>
      <text:p text:style-name="Normal">For the first time in forever, she was on her own again. <text:span text:style-name="T1">I guess not all forevers are equal, this one went by in the blink of an eye. </text:span>Why did the exact same amount of it feel so much longer during lessons?</text:p>
      <text:p text:style-name="Normal">“That’s really unfair of you, Mr Reality. If anything, it should be the other way around.”</text:p>
      <text:p text:style-name="Normal">Since it seemed to have been listening to her lately, she figured she’d try voicing her complaints more. <text:span text:style-name="T1">Especially since our forever hasn’t ended just yet... </text:span>You’d decided that after lunchtime you would attend the afternoon classes, whereas she would go home, as “that would be the cherry on top of a good day.” But until then, the two of you would be together for a little longer.</text:p>
      <text:p text:style-name="Normal">She was on her way back from her errand now and, while she didn’t have you by her side, she did have a lot to think about. For example,</text:p>
      <text:p text:style-name="Normal"><text:span text:style-name="T1">What if I told you everything?</text:span></text:p>
      <text:p text:style-name="Normal">What kind of person she really was, what you were to her and, <text:span text:style-name="T1">I guess, what I want to be, to you... </text:span>Would now be a good time? <text:span text:style-name="T1">Well, not exactly now, since you aren’t here but, I mean, when I get back... Ugh, </text:span>just thinking about it made the butterflies in her stomach restless. She took a deep breath to calm herself down, and her eyes happened to wander outside the corridor’s many windows.</text:p>
      <text:p text:style-name="Normal">“...”</text:p>
      <text:p text:style-name="Normal">It was hard to believe that today wasn’t a dream. So much had happened, and she’d always thought that if something was too good to be true, then it wasn’t true. And yet, she couldn’t deny that everything felt so real. The way the plastic bag in her hand rustled with her every step, the way the leaves swayed in the wind outside, under the sun, the squeaking of her rubber soles against the laminate floor, the faint hubbub of the students in the courtyard down below, <text:span text:style-name="T1">the clouds drifting so lazily in such a nice sky, </text:span>and the chillness of the glass as her fingertips tried reaching beyond it. And of course, there were the experiences she’d just had. Before such overwhelming evidence, even the most pessimistic part of her had to admit that sometimes, just sometimes, dreams and reality were the same thing.</text:p>
      <text:p text:style-name="Normal"><text:span text:style-name="T1">If that’s the case, then... I want to linger in this dream, a little longer. Just a little more.</text:span></text:p>
      <text:p text:style-name="Normal">The young girl decided that today, she wouldn’t worry about telling you anything. Today, she would just spend a short eternity with you.</text:p>
      <text:p text:style-name="Normal">Be that as it may, she’d taken her sweet time philosophising in the middle of nowhere. <text:span text:style-name="T1">Right, I should hurry, I hope you aren’t getting hungry waiting for me.</text:span></text:p>
      <text:p text:style-name="Normal"/>
      <text:p text:style-name="Normal">“Thanks, I was getting hungry,” was the first thing you said as she handed you the bad.</text:p>
      <text:p text:style-name="Normal">“Ah... My bad, sorry...”</text:p>
      <text:p text:style-name="Normal">“? Don’t worry about it, it’s just that I skipped breakfast.”</text:p>
      <text:p text:style-name="Normal">This new piece of information made it harder for her to make a certain request. But, well, she loved you for a reason.</text:p>
      <text:p text:style-name="Normal">“That face... You’ve got something you want to say, don’t you?”</text:p>
      <text:p text:style-name="Normal">Why did you understand? How could you smile so kindly? There was no way she could look you in the eye now.</text:p>
      <text:p text:style-name="Normal">“Um, well... Would you mind waiting a little longer before eating? There’s a place I like to go to for lunch...”</text:p>
      <text:p text:style-name="Normal">“Another one? What kind of place?”</text:p>
      <text:p text:style-name="Normal">It was her favourite in the entire school, and by association, she was also quite fond of the way there. Since no one ever came to this part of the old building, the lights were never on, so the further you two got from the windows, the darker the stairwell you were climbing became. However, today in particular, she was certain the light at the end of the tunnel would eclipse this tiny odyssey.</text:p>
      <text:p text:style-name="Normal">“Unlike for the clubroom, I think I’m the only one who ever comes here” she commented, as the climbing came to an end and you reached your destination. One look at the door was all it took to understand that</text:p>
      <text:p text:style-name="Normal">“It’s locked,” with a lock and chain at that, “after we came all the way here...”</text:p>
      <text:p text:style-name="Normal">It didn’t bother her though.</text:p>
      <text:p text:style-name="Normal">“Sigh... You still doubt my abilities as a wizard? I guess I’ll show you one more trick.”</text:p>
      <text:p text:style-name="Normal">She walked up to the door with less than a care in the world, picked up the padlock, and opened it like it was a can of tuna, much to your amazement.</text:p>
      <text:p text:style-name="Normal">“Wha-!?”</text:p>
      <text:p text:style-name="Normal">“Eheh~ Impressive, right?”</text:p>
      <text:p text:style-name="Normal">“How in the world did you do that??”</text:p>
      <text:p text:style-name="Normal">“Magic of course! Magic makes the world go round! Without it-” an image flashed through her mind, an image of what would become of her should the world lose this charm. She didn’t finish that sentence, “a-anyway, it’s a secret!”</text:p>
      <text:p text:style-name="Normal">The chains were easily removed, and as the door was pushed open, the rays of the sun flooded the dark stairwell, blinding her and forcing you both to cover your eyes. Under the bright blue sky, caressed by cool winds, watching over the land, the rooftop welcomed her once again.</text:p>
      <text:p text:style-name="Normal">She took a step forward, breathed in the fresh air, and basked in the sunlight. She felt at ease. For once, even your presence right next to her didn’t faze her one bit.</text:p>
      <text:p text:style-name="Normal">“The clubroom is the only place in this entire school where I feel comfortable. But, this is the only place in the world where I feel free.”</text:p>
      <text:p text:style-name="Normal">Her hands naturally clasped behind her back, and everything that weighted her down fell apart to the rhythm of one foot being placed in front of the other. She spun on herself once and, turning to you, smiling,</text:p>
      <text:p text:style-name="Normal">“I have a lot of secrets, but magic is something I could teach you. Wanna learn it?”</text:p>
      <text:p text:style-name="Normal">“... Yeah, sure.”</text:p>
      <text:p text:style-name="Normal"/>
      <text:p text:style-name="Normal">Your first lesson consisted in drinking iced tea at the guardrail at the edge of the rooftop.</text:p>
      <text:p text:style-name="Normal">“Won’t others see us up here?” Your question was half-hearted, carrying exactly no intention of doing anything about it regardless of the answer.</text:p>
      <text:p text:style-name="Normal">“Nope. No one ever looks up to the sky.” And she responded in kind.</text:p>
      <text:p text:style-name="Normal">Her drink was impossibly sweet; it ran cold down her throat, trickling all over her naked heart. If souls had colours, hers would be stained ice-blue right in the chest. <text:span text:style-name="T1">It would blend well with this background. </text:span>The azure expanse above with a stellar cherry on top, the celestial white mountains floating over the horizon, the distant sea of trees and the familiar urban jungle, the courtyard below full of students going through their tedious daily routine, and, you. It made for a nice picture.</text:p>
      <text:p text:style-name="Normal">“Summer-coloured days in the middle of spring. Almost makes you think we’re in the middle of summer break.” It did not much matter who’d spoken; the thought was shared, you both knew it. The same was true for the “If only all lessons were like this”’s and the “magic is great, isn’t it?”’s.</text:p>
      <text:p text:style-name="Normal">“I’m still curious about how you opened the doors though. What’s the trick behind those?”</text:p>
      <text:p text:style-name="Normal">“There aren’t any tricks. The lock to the club room broke a long time ago, and I convinced the other members to keep it a secret while for some reason the janitors never bothered reporting it. And, for this one,” she pointed a thumb at the door in the back, “well... Um... How do I put this... I had some free time one day so I tried my hand at lock-picking... Ever since I always left the padlock half-open. Like, I don’t actually close it, but it looks like it’s closed.”</text:p>
      <text:p text:style-name="Normal">You looked at her dumbfounded, then burst out laughing.</text:p>
      <text:p text:style-name="Normal">“*Wheeze*, *wheeze*, are you actually for real??”</text:p>
      <text:p text:style-name="Normal">“?? Of course I am!”</text:p>
      <text:p text:style-name="Normal">And you laughed some more. <text:span text:style-name="T1">What’s so funny??!!</text:span></text:p>
      <text:p text:style-name="Normal">(｡•̀ ⤙ •́ ｡ꐦ) !!!</text:p>
      <text:p text:style-name="Normal">“Sorry, sorry, it’s just... I know a lot of people, but I didn’t think you’d be the greatest delinquent of them all, phew...”</text:p>
      <text:p text:style-name="Normal">“M-me?!” <text:span text:style-name="T1">Are the people in this school that tame? </text:span>That was a surprise for sure.</text:p>
      <text:p text:style-name="Normal">“Yeah, and honestly, I like you more knowing that.”</text:p>
      <text:p text:style-name="Normal">“...” That one went straight to her heart. “I-it’s quite hot today, isn’t it?” It would certainly justify how red her face was getting.</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